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WW_29_" style:list-style-name="WWNum1"/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 loext:marker-style-name="T1"><text:span text:style-name="T1">Дана строка, состоящая из одного символа. Определить является ли этот символ цифрой.</text:span><text:span text:style-name="T1"/></text:p>
        </text:list-item>
        <text:list-item>
          <text:p text:style-name="P1" loext:marker-style-name="T1"><text:span text:style-name="T1">Даны три числа. Программа должна проверить могут ли эти числа являться углами треугольника</text:span><text:span text:style-name="T1"/></text:p>
        </text:list-item>
        <text:list-item>
          <text:p text:style-name="P1" loext:marker-style-name="T1"><text:span text:style-name="T1">Дано трехзначное число. Проверить делится ли это число на все свои цифры</text:span><text:span text:style-name="T1"/></text:p>
        </text:list-item>
        <text:list-item>
          <text:p text:style-name="P1" loext:marker-style-name="T1"><text:span text:style-name="T1">Дано трехзначное число. Найти произведение максимальной и минимальной цифр этого числа.</text:span><text:span text:style-name="T1"/></text:p>
        </text:list-item>
        <text:list-item>
          <text:p text:style-name="P1" loext:marker-style-name="T1"><text:span text:style-name="T1">Дано трехзначное число. Составить из цифр этого числа максимально возможное по величине число. Пример: Дано 381=&gt; 831</text:span><text:span text:style-name="T1"/></text:p>
        </text:list-item>
        <text:list-item>
          <text:p text:style-name="P1" loext:marker-style-name="T1"><text:span text:style-name="T1">Дано трехзначное число. Если вторая цифра этого числа делится на 3, то поделить ее на 3 и вывести полученное число. Если вторая цифра числа не делится на 3, то заменить ее нулем. Пример: дано 267 =</text:span><text:span text:style-name="T2">&gt; 227 </text:span><text:span text:style-name="T1">или </text:span><text:span text:style-name="T2">378 =&gt; </text:span><text:span text:style-name="T1">308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Олисаев Эльбрус Георгиевич</meta:initial-creator>
    <dc:creator>Олисаев Эльбрус Георгиевич</dc:creator>
    <meta:editing-cycles>1</meta:editing-cycles>
    <meta:creation-date>2025-10-20T08:17:00</meta:creation-date>
    <dc:date>2025-10-20T08:18:00</dc:date>
    <meta:editing-duration>PT1M</meta:editing-duration>
    <meta:generator>LibreOffice/24.2.7.2$Linux_X86_64 LibreOffice_project/420$Build-2</meta:generator>
    <meta:document-statistic meta:table-count="0" meta:image-count="0" meta:object-count="0" meta:page-count="1" meta:paragraph-count="6" meta:word-count="112" meta:character-count="680" meta:non-whitespace-character-count="580"/>
    <meta:user-defined meta:name="AppVersion">16.0000</meta:user-defined>
    <meta:template xlink:type="simple" xlink:actuate="onRequest" xlink:title="Normal.dotm" xlink:href=""/>
  </office:meta>
</office:document-meta>
</file>